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ENKINS HELP</text:p>
      <text:p text:style-name="Standard"/>
      <text:p text:style-name="Standard">Deployment</text:p>
      <text:p text:style-name="Standard"/>
      <text:list xml:id="list3851744759057200402" text:style-name="L1">
        <text:list-item>
          <text:p text:style-name="P1">Install plugin 'Deploy to container'.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8M13S</meta:editing-duration>
    <meta:editing-cycles>5</meta:editing-cycles>
    <meta:generator>OpenOffice/4.1.0$Win32 OpenOffice.org_project/410m18$Build-9764</meta:generator>
    <dc:date>2018-10-11T18:38:05.80</dc:date>
    <dc:creator>Abhijit Sarkhel</dc:creator>
    <meta:document-statistic meta:table-count="0" meta:image-count="0" meta:object-count="0" meta:page-count="1" meta:paragraph-count="3" meta:word-count="9" meta:character-count="61"/>
    <meta:user-defined meta:name="Info 1"/>
    <meta:user-defined meta:name="Info 2"/>
    <meta:user-defined meta:name="Info 3"/>
    <meta:user-defined meta:name="Info 4"/>
  </office:meta>
</office:document-meta>
</file>